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4mm"/>
    </style:style>
    <style:style style:name="co2" style:family="table-column">
      <style:table-column-properties fo:break-before="auto" style:column-width="45.6mm"/>
    </style:style>
    <style:style style:name="co3" style:family="table-column">
      <style:table-column-properties fo:break-before="auto" style:column-width="32.14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標楷體" fo:font-size="16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6pt" fo:font-weight="normal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53" table:default-cell-style-name="ce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詢　　價　　單</text:p>
          </table:table-cell>
          <table:covered-table-cell table:number-columns-repeated="3" table:style-name="ce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    <text:span text:style-name="T1">                </text:span><text:span text:style-name="T2">台照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一、茲以本公司因業務需要擬向 <text:s text:c="9"/>貴公司洽購下列物品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，請速予報價，以作進一步聯繫。</text:p>
          </table:table-cell>
          <table:table-cell table:style-name="ce3" table:number-columns-repeated="1023"/>
        </table:table-row>
        <table:table-row table:style-name="ro3">
          <table:table-cell table:style-name="ce3" table:number-columns-repeated="1024"/>
        </table:table-row>
        <table:table-row table:style-name="ro2">
          <table:table-cell table:style-name="ce4" office:value-type="string" calcext:value-type="string">
            <text:p>產品品名</text:p>
          </table:table-cell>
          <table:table-cell table:style-name="ce9" office:value-type="string" calcext:value-type="string">
            <text:p>數 量</text:p>
          </table:table-cell>
          <table:table-cell table:style-name="ce9" office:value-type="string" calcext:value-type="string">
            <text:p>單價</text:p>
          </table:table-cell>
          <table:table-cell table:style-name="ce13" office:value-type="string" calcext:value-type="string">
            <text:p>備 <text:s text:c="7"/>註</text:p>
          </table:table-cell>
          <table:table-cell table:style-name="ce3" table:number-columns-repeated="1020"/>
        </table:table-row>
        <table:table-row table:style-name="ro2" table:number-rows-repeated="8">
          <table:table-cell table:style-name="ce5"/>
          <table:table-cell table:style-name="ce10" table:number-columns-repeated="2"/>
          <table:table-cell table:style-name="ce14"/>
          <table:table-cell table:style-name="ce3" table:number-columns-repeated="1020"/>
        </table:table-row>
        <table:table-row table:style-name="ro4">
          <table:table-cell table:style-name="ce6"/>
          <table:table-cell table:style-name="ce11" table:number-columns-repeated="2"/>
          <table:table-cell table:style-name="ce15"/>
          <table:table-cell table:style-name="ce3" table:number-columns-repeated="1020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二、來函或來電請洽本公司採購部<text:span text:style-name="T1">　　　　　</text:span><text:span text:style-name="T2">先生／小姐電話</text:span><text:span text:style-name="T3">          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並請惠示 <text:s text:c="13"/>貴公司聯絡人員及電話。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三、附註：</text:p>
          </table:table-cell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詢價單位：<text:span text:style-name="T1">                </text:span><text:span text:style-name="T2">採購部 </text:span><text:span text:style-name="T3">　　　　　</text:span><text:span text:style-name="T2">先生／小姐</text:span>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地    址：<text:span text:style-name="T1">                              </text:span></text:p>
          </table:table-cell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4" table:number-rows-spanned="1">
            <text:p>　　　　　年　　　　　月　　　　　日</text:p>
          </table:table-cell>
          <table:covered-table-cell table:number-columns-repeated="3" table:style-name="ce12"/>
          <table:table-cell table:number-columns-repeated="1020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53:59.48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3:55:14</meta:creation-date>
    <dc:date>2017-01-18T09:55:02.277000000</dc:date>
    <meta:print-date>2004-03-11T20:02:34</meta:print-date>
    <meta:generator>LibreOffice/5.1.1.3$Windows_x86 LibreOffice_project/89f508ef3ecebd2cfb8e1def0f0ba9a803b88a6d</meta:generator>
    <meta:editing-duration>PT1M2S</meta:editing-duration>
    <meta:editing-cycles>1</meta:editing-cycles>
    <meta:document-statistic meta:table-count="1" meta:cell-count="14" meta:object-count="0"/>
  </office:meta>
</office:document-meta>
</file>